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e27e" officeooo:paragraph-rsid="0018e27e"/>
    </style:style>
    <style:style style:name="P2" style:family="paragraph" style:parent-style-name="Standard">
      <style:text-properties fo:font-style="italic" officeooo:rsid="0018e27e" officeooo:paragraph-rsid="0018e27e" style:font-style-asian="italic" style:font-style-complex="italic"/>
    </style:style>
    <style:style style:name="P3" style:family="paragraph" style:parent-style-name="Standard">
      <style:text-properties fo:font-style="italic" officeooo:rsid="001969f1" officeooo:paragraph-rsid="001969f1" style:font-style-asian="italic" style:font-style-complex="italic"/>
    </style:style>
    <style:style style:name="P4" style:family="paragraph" style:parent-style-name="Standard">
      <style:text-properties fo:font-style="italic" officeooo:rsid="0019c9a6" officeooo:paragraph-rsid="0019c9a6" style:font-style-asian="italic" style:font-style-complex="italic"/>
    </style:style>
    <style:style style:name="T1" style:family="text">
      <style:text-properties fo:font-style="normal" style:font-style-asian="normal" style:font-style-complex="normal"/>
    </style:style>
    <style:style style:name="T2" style:family="text">
      <style:text-properties fo:font-style="normal" officeooo:rsid="0018e779" style:font-style-asian="normal" style:font-style-complex="normal"/>
    </style:style>
    <style:style style:name="T3" style:family="text">
      <style:text-properties fo:font-style="normal" officeooo:rsid="001a4080" style:font-style-asian="normal" style:font-style-complex="normal"/>
    </style:style>
    <style:style style:name="T4" style:family="text">
      <style:text-properties fo:font-style="normal" officeooo:rsid="001cdacd" style:font-style-asian="normal" style:font-style-complex="normal"/>
    </style:style>
    <style:style style:name="T5" style:family="text">
      <style:text-properties fo:font-style="normal" officeooo:rsid="001d3719"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ek Three Reading Responses<text:line-break/>Burhanuddin Mogul</text:p>
      <text:p text:style-name="P1">HSS 404 039</text:p>
      <text:p text:style-name="P1"/>
      <text:p text:style-name="P2">The Medicalization of Sociey<text:span text:style-name="T1"> by Peter Conrad</text:span></text:p>
      <text:p text:style-name="P2"><text:span text:style-name="T1">Chapters: “Medicalization”, “Shifting engines of medicalization”</text:span></text:p>
      <text:p text:style-name="P2"><text:span text:style-name="T1"/></text:p>
      <text:p text:style-name="P2"><text:span text:style-name="T1">Throughout these two chapters, Conrad is concerened with the icreasing prevelance of medicalization in our world. Between 1950 and 2006 the number of physicans has nearly doubled and various problems hae fallen under medical jursidiction. Conrad starts off by stating how medicalization occurs due to authority of medical professionals, social organizations and interprofessional activity. These factors were studied between the 1970’s and the 1980’s. In the chapter “Shifting engined od medicalization” Conrad clarifies that those earlier factors may still be there but there are new factors that now have a higher impact. The rise of biotechnology, consumer mindset and managed care organizations all have shifted what drives medicalization. Biotechnology, specifically pharmacuticals, has had a massive impact on medicalization. Drugs such as Paxal, Viagra </text:span><text:span text:style-name="T2">and Prozac were able to medicalize issues such as anxiety, ED and depression. Now in 2024 we still see this occuring with the rise of Ozempic, the medicalization of obesity was already occuring with managed care as metnioned by Conrad when they talk about managed care, but this new advancement in biotechnology further pushes the medicalization of weight loss. All of the new factors of medicalization brought up in the chapter have an overlaping theme, that of the commidization of health. Biotechnology is able to medicalize issues by marketing those issues as common medical maladies, the way SAD and GAD were advertized to sell Paxal. Medical structures are starting to see patients as clients, and patients themselves are seeing medical instituions as goods that they can buy, consumer mindset has shifted the power of authority from medical profesionals to consumers. This process medicalizes different healthcare professions such as cosmetic surgery, and mental states of being such as ADHD, as there becomes a demand for a medical solution. Managed care itself shifts the attention of medical institusions from patient care to profit, which partially medicalized obesity as seen by offering liposuction procedures instead of funding patients for issues that are result of obesity. </text:span></text:p>
      <text:p text:style-name="P2"><text:span text:style-name="T2"/></text:p>
      <text:p text:style-name="P3">Naming and Framing: The Social Construction of Diagnosis and Illness<text:span text:style-name="T1"> by Phill Brown</text:span></text:p>
      <text:p text:style-name="P3"><text:span text:style-name="T1"><text:s/></text:span></text:p>
      <text:p text:style-name="P4"><text:span text:style-name="T1">Phill Brown’s article covers a “new” method of social construction specifically for the sociology of diagnosis and illness. Brown proposes “a synthesis of symbolic interactionsim and structuralist/ political-economic approaches” (Brown 36). Brown mentions that this method of social constructionism can already be found in medical sociology but Brown formulates it in the article. Before Brown walks us down this new model, they walk us through three key forms of social constructionsim found in medical sociology. The most prevalant one being that </text:span><text:soft-page-break/><text:span text:style-name="T1">social problems are products of the actions of individulas or groups taking about a specific condition. The problem that Brown highlights with this approach is that is concered with the actual condition but rather just the talk surrounding it. Woolgar and Pawluch mention that selective realism is a core of constructionism, eaning that the condition itself needs to be taken into account at times for its construction. European postmodern theory along with Latour’s sociology of science are the other two forms of social constructionism found in medical sociology. <text:line-break/><text:tab/></text:span><text:span text:style-name="T3">Browns justifies the need of his new system as both structural concepts and interactons concepts are needed to understand the breakdown of diagnosis and illness. One can understand diagnosis without understanding the social constructs involved with the creation of the diagnosis and one cannot understnd an illness without understanding the direct experiences of the illness. Another key point to medical sociology is that of social causation, both causation and construction are needed. <text:line-break/></text:span><text:span text:style-name="T4"><text:tab/>The need or constructing diagnosis is that diagnosis is fundamental in understanding illness. Diagnosis gives power to various different individuals, patients are relieved with the knowledge of what is wrong witht them, doctors know how to go about helping their patients, larger groups of people can have their suffering legitimized, and on the more negative side, larger powerful groups have the ability to use diagnosis to control people. Not only is constructing diagnosis important but so is illness as being able to socially construct illness will help in its framing and acceptance without stigm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09:25:56.828635829</meta:creation-date>
    <dc:date>2024-09-16T13:02:49.890492416</dc:date>
    <meta:editing-duration>PT2H17M32S</meta:editing-duration>
    <meta:editing-cycles>4</meta:editing-cycles>
    <meta:generator>LibreOffice/24.2.4.2$Linux_X86_64 LibreOffice_project/420$Build-2</meta:generator>
    <meta:print-date>2024-09-16T11:38:11.926293976</meta:print-date>
    <meta:printed-by>PDF files</meta:printed-by>
    <meta:document-statistic meta:table-count="0" meta:image-count="0" meta:object-count="0" meta:page-count="2" meta:paragraph-count="8" meta:word-count="695" meta:character-count="4610" meta:non-whitespace-character-count="3916"/>
  </office:meta>
</office:document-meta>
</file>